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Source Code Pro Black" svg:font-family="'Source Code Pro Black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Times New Roman" fo:font-size="16pt" fo:font-weight="normal" officeooo:rsid="005218ef" officeooo:paragraph-rsid="005218ef" style:font-size-asian="16pt" style:font-weight-asian="normal" style:font-name-complex="Times New Roman2" style:font-size-complex="16pt" style:font-weight-complex="normal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6pt" fo:font-weight="normal" officeooo:rsid="005218ef" officeooo:paragraph-rsid="005029ef" style:font-size-asian="16pt" style:font-weight-asian="normal" style:font-name-complex="Times New Roman2" style:font-size-complex="16pt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6pt" fo:font-weight="normal" officeooo:rsid="005218ef" officeooo:paragraph-rsid="0056a2ba" style:font-size-asian="16pt" style:font-weight-asian="normal" style:font-name-complex="Times New Roman2" style:font-size-complex="16pt" style:font-weight-complex="normal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6pt" fo:font-weight="normal" officeooo:rsid="0025a21d" officeooo:paragraph-rsid="00523dbc" style:font-size-asian="16pt" style:font-weight-asian="normal" style:font-name-complex="Times New Roman2" style:font-size-complex="16pt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6pt" fo:font-weight="normal" officeooo:rsid="0056a2ba" officeooo:paragraph-rsid="0056a2ba" style:font-size-asian="16pt" style:font-weight-asian="normal" style:font-name-complex="Times New Roman2" style:font-size-complex="16pt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6pt" fo:font-weight="normal" officeooo:paragraph-rsid="00523dbc" style:font-size-asian="16pt" style:font-size-complex="16pt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fo:font-size="16pt" fo:font-weight="normal" officeooo:paragraph-rsid="005466a7" style:font-size-asian="16pt" style:font-size-complex="16pt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16pt" fo:font-style="italic" fo:font-weight="bold" officeooo:rsid="0013765e" officeooo:paragraph-rsid="005362c4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style:font-name="Times New Roman" fo:font-size="16pt" fo:font-style="italic" fo:font-weight="bold" officeooo:rsid="0013765e" officeooo:paragraph-rsid="00555011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style:text-position="0% 100%" style:font-name="Times New Roman" fo:font-size="16pt" fo:font-style="italic" fo:font-weight="bold" officeooo:rsid="00426cec" officeooo:paragraph-rsid="004e644e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style="italic" fo:font-weight="bold" officeooo:rsid="0014529f" officeooo:paragraph-rsid="0045a764" style:font-size-asian="18pt" style:font-style-asian="italic" style:font-weight-asian="bold" style:font-name-complex="Times New Roman2" style:font-size-complex="18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45a764" style:font-size-asian="18pt" style:font-weight-asian="bold" style:font-name-complex="Times New Roman2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Source Code Pro Black" fo:font-size="18pt" fo:font-style="italic" fo:font-weight="bold" officeooo:rsid="0014529f" officeooo:paragraph-rsid="00205886" style:font-size-asian="18pt" style:font-style-asian="italic" style:font-weight-asian="bold" style:font-name-complex="Times New Roman2" style:font-size-complex="18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Source Code Pro Black" fo:font-size="18pt" fo:font-style="italic" fo:font-weight="bold" officeooo:rsid="0014529f" officeooo:paragraph-rsid="00531116" style:font-size-asian="18pt" style:font-style-asian="italic" style:font-weight-asian="bold" style:font-name-complex="Times New Roman2" style:font-size-complex="18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Source Code Pro Black" fo:font-size="14pt" fo:font-style="italic" fo:font-weight="bold" officeooo:rsid="0014529f" officeooo:paragraph-rsid="00531116" style:font-size-asian="14pt" style:font-style-asian="italic" style:font-weight-asian="bold" style:font-name-complex="Times New Roman2" style:font-size-complex="14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Source Code Pro Black" fo:font-size="14pt" fo:font-style="italic" fo:font-weight="bold" officeooo:rsid="0014529f" officeooo:paragraph-rsid="00205886" style:font-size-asian="14pt" style:font-style-asian="italic" style:font-weight-asian="bold" style:font-name-complex="Times New Roman2" style:font-size-complex="14pt" style:font-style-complex="italic"/>
    </style:style>
    <style:style style:name="P17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style:font-name="Times New Roman" fo:font-size="16pt" officeooo:rsid="000ee2c8" officeooo:paragraph-rsid="005362c4" style:font-size-asian="16pt" style:font-name-complex="Times New Roman2" style:font-size-complex="16pt"/>
    </style:style>
    <style:style style:name="P18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style:font-name="Times New Roman" fo:font-size="16pt" officeooo:rsid="005362c4" officeooo:paragraph-rsid="005362c4" style:font-size-asian="16pt" style:font-name-complex="Times New Roman2" style:font-size-complex="16pt"/>
    </style:style>
    <style:style style:name="P19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style:font-name="Times New Roman" fo:font-size="16pt" officeooo:rsid="00501172" officeooo:paragraph-rsid="005362c4" style:font-size-asian="16pt" style:font-name-complex="Times New Roman2" style:font-size-complex="16pt"/>
    </style:style>
    <style:style style:name="P20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style:font-name="Times New Roman" fo:font-size="16pt" fo:font-style="italic" fo:font-weight="bold" officeooo:rsid="000ee2c8" officeooo:paragraph-rsid="005362c4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P21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style:font-name="Times New Roman" fo:font-size="16pt" fo:font-weight="bold" officeooo:rsid="005362c4" officeooo:paragraph-rsid="00555011" style:font-size-asian="16pt" style:font-weight-asian="bold" style:font-name-complex="Times New Roman2" style:font-size-complex="16pt" style:font-weight-complex="bold"/>
    </style:style>
    <style:style style:name="P22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officeooo:rsid="0024207b" officeooo:paragraph-rsid="005362c4"/>
    </style:style>
    <style:style style:name="P23" style:family="paragraph" style:parent-style-name="Standard">
      <style:paragraph-properties fo:margin-left="0.25in" fo:margin-right="0in" fo:margin-top="0in" fo:margin-bottom="0in" loext:contextual-spacing="false" fo:text-indent="-0.25in" style:auto-text-indent="false"/>
      <style:text-properties officeooo:paragraph-rsid="005362c4"/>
    </style:style>
    <style:style style:name="P2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555011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>
      <style:paragraph-properties fo:margin-top="0in" fo:margin-bottom="0in" loext:contextual-spacing="false"/>
      <style:text-properties fo:font-variant="normal" fo:text-transform="none" fo:color="#222222" style:font-name="Times New Roman1" fo:font-size="16pt" fo:letter-spacing="normal" fo:font-style="normal" fo:font-weight="normal" officeooo:rsid="0025a21d" officeooo:paragraph-rsid="00523dbc" style:font-size-asian="16pt" style:font-weight-asian="normal" style:font-name-complex="Times New Roman2" style:font-size-complex="16pt" style:font-weight-complex="normal"/>
    </style:style>
    <style:style style:name="P27" style:family="paragraph" style:parent-style-name="Standard" style:list-style-name="L1">
      <style:paragraph-properties fo:margin-top="0in" fo:margin-bottom="0in" loext:contextual-spacing="false"/>
      <style:text-properties style:font-name="Times New Roman" fo:font-size="16pt" fo:font-weight="normal" officeooo:rsid="0025a21d" officeooo:paragraph-rsid="005029ef" style:font-size-asian="16pt" style:font-weight-asian="normal" style:font-name-complex="Times New Roman2" style:font-size-complex="16pt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style:font-name="Times New Roman" fo:font-size="16pt" fo:font-weight="normal" officeooo:rsid="005218ef" officeooo:paragraph-rsid="0056a2ba" style:font-size-asian="16pt" style:font-weight-asian="normal" style:font-name-complex="Times New Roman2" style:font-size-complex="16pt" style:font-weight-complex="normal"/>
    </style:style>
    <style:style style:name="P29" style:family="paragraph" style:parent-style-name="Standard">
      <style:text-properties officeooo:paragraph-rsid="0058935d"/>
    </style:style>
    <style:style style:name="P30" style:family="paragraph" style:parent-style-name="Standard" style:master-page-name="Standard">
      <style:paragraph-properties style:page-number="auto"/>
      <style:text-properties fo:color="#7030a0" style:font-name="Arial" fo:font-size="14pt" fo:font-weight="bold" officeooo:paragraph-rsid="0058935d" style:font-size-asian="14pt" style:font-weight-asian="bold" style:font-name-complex="Arial1" style:font-size-complex="14pt"/>
    </style:style>
    <style:style style:name="P31" style:family="paragraph" style:parent-style-name="List_20_Paragraph" style:list-style-name="WWNum1">
      <style:paragraph-properties fo:margin-top="0in" fo:margin-bottom="0in" loext:contextual-spacing="false" fo:line-height="150%"/>
      <style:text-properties style:font-name="Times New Roman" fo:font-size="16pt" fo:font-weight="normal" officeooo:rsid="005218ef" officeooo:paragraph-rsid="0058935d" style:font-size-asian="16pt" style:font-weight-asian="normal" style:font-name-complex="Times New Roman2" style:font-size-complex="16pt" style:font-weight-complex="normal"/>
    </style:style>
    <style:style style:name="P32" style:family="paragraph" style:parent-style-name="List_20_Paragraph" style:list-style-name="WWNum1">
      <style:paragraph-properties fo:line-height="150%"/>
      <style:text-properties officeooo:paragraph-rsid="0058935d"/>
    </style:style>
    <style:style style:name="P33" style:family="paragraph" style:parent-style-name="List_20_Paragraph">
      <style:paragraph-properties fo:line-height="150%"/>
      <style:text-properties officeooo:paragraph-rsid="0058935d"/>
    </style:style>
    <style:style style:name="T1" style:family="text">
      <style:text-properties officeooo:rsid="0045a764"/>
    </style:style>
    <style:style style:name="T2" style:family="text">
      <style:text-properties officeooo:rsid="0045a764" style:font-weight-complex="normal"/>
    </style:style>
    <style:style style:name="T3" style:family="text">
      <style:text-properties officeooo:rsid="00523dbc" style:font-weight-complex="normal"/>
    </style:style>
    <style:style style:name="T4" style:family="text">
      <style:text-properties officeooo:rsid="004e644e"/>
    </style:style>
    <style:style style:name="T5" style:family="text">
      <style:text-properties officeooo:rsid="00523dbc"/>
    </style:style>
    <style:style style:name="T6" style:family="text">
      <style:text-properties fo:font-variant="normal" fo:text-transform="none" fo:color="#222222" style:font-name="Times New Roman1" fo:letter-spacing="normal"/>
    </style:style>
    <style:style style:name="T7" style:family="text">
      <style:text-properties fo:font-variant="normal" fo:text-transform="none" fo:color="#222222" style:font-name="Times New Roman1" fo:letter-spacing="normal" fo:font-style="normal"/>
    </style:style>
    <style:style style:name="T8" style:family="text">
      <style:text-properties fo:font-variant="normal" fo:text-transform="none" fo:color="#222222" style:font-name="Times New Roman1" fo:letter-spacing="normal" fo:font-style="normal" officeooo:rsid="00523dbc"/>
    </style:style>
    <style:style style:name="T9" style:family="text">
      <style:text-properties fo:font-variant="normal" fo:text-transform="none" fo:color="#222222" style:font-name="Times New Roman1" fo:letter-spacing="normal" fo:font-style="normal" officeooo:rsid="00523dbc" style:font-weight-asian="normal" style:font-name-complex="Times New Roman2" style:font-weight-complex="normal"/>
    </style:style>
    <style:style style:name="T10" style:family="text">
      <style:text-properties fo:font-variant="normal" fo:text-transform="none" fo:color="#222222" style:font-name="Times New Roman1" fo:letter-spacing="normal" fo:font-style="normal" officeooo:rsid="0025a21d" style:font-weight-asian="normal" style:font-name-complex="Times New Roman2" style:font-weight-complex="normal"/>
    </style:style>
    <style:style style:name="T11" style:family="text">
      <style:text-properties fo:font-variant="normal" fo:text-transform="none" fo:color="#222222" style:font-name="Times New Roman1" fo:letter-spacing="normal" fo:font-style="normal" officeooo:rsid="005466a7" style:font-weight-asian="normal" style:font-name-complex="Times New Roman2" style:font-weight-complex="normal"/>
    </style:style>
    <style:style style:name="T12" style:family="text">
      <style:text-properties fo:font-variant="normal" fo:text-transform="none" fo:color="#222222" style:font-name="Times New Roman" fo:font-size="16pt" fo:letter-spacing="normal" fo:font-style="normal" fo:font-weight="bold" officeooo:rsid="000ee2c8" style:font-size-asian="16pt" style:font-name-complex="Times New Roman2" style:font-size-complex="16pt"/>
    </style:style>
    <style:style style:name="T13" style:family="text">
      <style:text-properties fo:font-variant="normal" fo:text-transform="none" fo:color="#222222" style:font-name="Times New Roman" fo:font-size="16pt" fo:letter-spacing="normal" fo:font-style="normal" fo:font-weight="bold" officeooo:rsid="004dcd5f" style:font-size-asian="16pt" style:font-name-complex="Times New Roman2" style:font-size-complex="16pt"/>
    </style:style>
    <style:style style:name="T14" style:family="text">
      <style:text-properties fo:font-variant="normal" fo:text-transform="none" fo:color="#222222" style:font-name="Times New Roman" fo:font-size="16pt" fo:letter-spacing="normal" fo:font-style="normal" fo:font-weight="bold" officeooo:rsid="0024207b" style:font-size-asian="16pt" style:font-name-complex="Times New Roman2" style:font-size-complex="16pt"/>
    </style:style>
    <style:style style:name="T15" style:family="text">
      <style:text-properties fo:font-variant="normal" fo:text-transform="none" fo:color="#222222" style:font-name="Times New Roman" fo:font-size="16pt" fo:letter-spacing="normal" fo:font-style="normal" fo:font-weight="normal" officeooo:rsid="000ee2c8" style:font-size-asian="16pt" style:font-weight-asian="normal" style:font-name-complex="Times New Roman2" style:font-size-complex="16pt" style:font-weight-complex="normal"/>
    </style:style>
    <style:style style:name="T16" style:family="text">
      <style:text-properties fo:font-variant="normal" fo:text-transform="none" fo:color="#222222" style:font-name="Times New Roman" fo:font-size="16pt" fo:letter-spacing="normal" fo:font-style="normal" fo:font-weight="normal" officeooo:rsid="004dcd5f" style:font-size-asian="16pt" style:font-weight-asian="normal" style:font-name-complex="Times New Roman2" style:font-size-complex="16pt" style:font-weight-complex="normal"/>
    </style:style>
    <style:style style:name="T17" style:family="text">
      <style:text-properties fo:font-variant="normal" fo:text-transform="none" fo:color="#222222" style:font-name="Times New Roman" fo:font-size="16pt" fo:letter-spacing="normal" fo:font-style="italic" fo:font-weight="normal" officeooo:rsid="004dcd5f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18" style:family="text">
      <style:text-properties fo:font-variant="normal" fo:text-transform="none" fo:color="#222222" style:font-name="Times New Roman" fo:font-size="16pt" fo:letter-spacing="normal" fo:font-style="italic" fo:font-weight="normal" officeooo:rsid="00555011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19" style:family="text">
      <style:text-properties fo:font-variant="normal" fo:text-transform="none" fo:color="#222222" fo:letter-spacing="normal" fo:font-style="normal" officeooo:rsid="000ee2c8"/>
    </style:style>
    <style:style style:name="T20" style:family="text">
      <style:text-properties fo:font-variant="normal" fo:text-transform="none" fo:color="#222222" fo:letter-spacing="normal" fo:font-style="normal" fo:font-weight="normal" officeooo:rsid="000ee2c8" style:font-weight-asian="normal" style:font-weight-complex="normal"/>
    </style:style>
    <style:style style:name="T21" style:family="text">
      <style:text-properties fo:font-variant="normal" fo:text-transform="none" fo:color="#222222" fo:letter-spacing="normal" fo:font-style="normal" fo:font-weight="normal" officeooo:rsid="004dcd5f" style:font-weight-asian="normal" style:font-weight-complex="normal"/>
    </style:style>
    <style:style style:name="T22" style:family="text">
      <style:text-properties fo:font-variant="normal" fo:text-transform="none" fo:color="#222222" fo:letter-spacing="normal" fo:font-style="normal" fo:font-weight="normal" officeooo:rsid="0053cdad" style:font-weight-asian="normal" style:font-weight-complex="normal"/>
    </style:style>
    <style:style style:name="T23" style:family="text">
      <style:text-properties fo:font-variant="normal" fo:text-transform="none" fo:color="#222222" fo:letter-spacing="normal" fo:font-style="normal" fo:font-weight="normal" officeooo:rsid="00555011" style:font-weight-asian="normal" style:font-weight-complex="normal"/>
    </style:style>
    <style:style style:name="T24" style:family="text">
      <style:text-properties fo:font-variant="normal" fo:text-transform="none" fo:color="#222222" fo:letter-spacing="normal" fo:font-style="normal" officeooo:rsid="005362c4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officeooo:rsid="004dcd5f"/>
    </style:style>
    <style:style style:name="T27" style:family="text">
      <style:text-properties style:font-name="Times New Roman" fo:font-size="16pt" style:font-size-asian="16pt" style:font-name-complex="Times New Roman2" style:font-size-complex="16pt"/>
    </style:style>
    <style:style style:name="T28" style:family="text">
      <style:text-properties style:font-name="Times New Roman" fo:font-size="16pt" officeooo:rsid="000ee2c8" style:font-size-asian="16pt" style:font-name-complex="Times New Roman2" style:font-size-complex="16pt"/>
    </style:style>
    <style:style style:name="T29" style:family="text">
      <style:text-properties style:font-name="Times New Roman" fo:font-size="16pt" officeooo:rsid="004dcd5f" style:font-size-asian="16pt" style:font-name-complex="Times New Roman2" style:font-size-complex="16pt"/>
    </style:style>
    <style:style style:name="T30" style:family="text">
      <style:text-properties style:font-name="Times New Roman" fo:font-size="16pt" officeooo:rsid="0023a290" style:font-size-asian="16pt" style:font-name-complex="Times New Roman2" style:font-size-complex="16pt"/>
    </style:style>
    <style:style style:name="T31" style:family="text">
      <style:text-properties officeooo:rsid="000ee2c8"/>
    </style:style>
    <style:style style:name="T32" style:family="text">
      <style:text-properties officeooo:rsid="0053cdad"/>
    </style:style>
    <style:style style:name="T33" style:family="text">
      <style:text-properties officeooo:rsid="005537dc"/>
    </style:style>
    <style:style style:name="T34" style:family="text">
      <style:text-properties officeooo:rsid="00555011"/>
    </style:style>
    <style:style style:name="T35" style:family="text">
      <style:text-properties officeooo:rsid="0056a2ba"/>
    </style:style>
    <style:style style:name="T36" style:family="text">
      <style:text-properties style:font-name="Arial" fo:font-size="12pt" style:font-size-asian="12pt" style:font-name-complex="Arial1" style:font-size-complex="12pt"/>
    </style:style>
    <style:style style:name="T37" style:family="text">
      <style:text-properties fo:color="#7030a0" style:font-name="Arial" fo:font-size="14pt" fo:font-weight="bold" style:font-size-asian="14pt" style:font-weight-asian="bold" style:font-name-complex="Arial1" style:font-size-complex="14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2">EvoStat <text:span text:style-name="T1">(</text:span>PACE<text:span text:style-name="T1">)</text:span> <text:s/>Protocol </text:p>
      <text:p text:style-name="P11"><text:span text:style-name="T3">Huxley</text:span><text:span text:style-name="T2"> Run #</text:span><text:span text:style-name="T3">2</text:span><text:span text:style-name="T2"> <text:s text:c="3"/></text:span><text:span text:style-name="T3">January 7-11</text:span> <text:s/>201<text:span text:style-name="T5">9</text:span></text:p>
      <text:p text:style-name="P14"><text:s/><text:span text:style-name="T25"><text:s text:c="3"/>January 2019 <text:s text:c="16"/></text:span></text:p>
      <text:p text:style-name="P15">Su Mo Tu We Th Fr Sa <text:s/></text:p>
      <text:p text:style-name="P16"><text:s text:c="7"/>1 <text:s/>2 <text:s/>3 <text:s/>4 <text:s/>5 <text:s/></text:p>
      <text:p text:style-name="P16"><text:s/>6 <text:span text:style-name="T5">[</text:span>7 <text:s/>8 <text:s/>9 10 11 12 ...<text:span text:style-name="T5">]</text:span> </text:p>
      <text:p text:style-name="P16">13 14 15 16 17 18 19 <text:s/></text:p>
      <text:p text:style-name="P16">20 21 22 23 24 25 26 <text:s/></text:p>
      <text:p text:style-name="P13"><text:span text:style-name="T25">27 28 29 30 31 <text:s text:c="2"/></text:span><text:s text:c="23"/></text:p>
      <text:p text:style-name="P10">[<text:span text:style-name="T4">Notes]</text:span></text:p>
      <text:p text:style-name="P10"/>
      <text:p text:style-name="P17"><text:span text:style-name="T26"><text:s/>7</text:span> L <text:span text:style-name="T26">of </text:span>LB <text:s/>(2<text:span text:style-name="T26">X autoclave. Final cycle 45-min</text:span>)</text:p>
      <text:p text:style-name="P17"/>
      <text:p text:style-name="P21"><text:s text:c="2"/>Kanamycin <text:s/><text:span text:style-name="T23">(water)</text:span> : <text:s/><text:span text:style-name="T22">30</text:span><text:span text:style-name="T20">ug/mL →</text:span><text:span text:style-name="T22">30</text:span><text:span text:style-name="T20">mg/L → </text:span><text:span text:style-name="T22">210</text:span><text:span text:style-name="T20">mg/</text:span><text:span text:style-name="T21">7 </text:span><text:span text:style-name="T20">L <text:s/></text:span></text:p>
      <text:p text:style-name="P18"><text:span text:style-name="T20"><text:s text:c="2"/></text:span>JW5856 requires Kanamycin for the TRXA- “deletion” which is <text:span text:style-name="T32">an </text:span>insertion of kanamycin resistance gene.</text:p>
      <text:p text:style-name="P18"><text:s text:c="2"/><text:span text:style-name="T34">( 30ug/mL is from Baba et al. 2006 )</text:span></text:p>
      <text:p text:style-name="P23"><text:span text:style-name="T12"><text:s text:c="2"/>Tetracycline </text:span><text:span text:style-name="T13"><text:s/></text:span><text:span text:style-name="T12">:</text:span><text:span text:style-name="T28"> <text:s/>10ug/mL → 10mg/L <text:s/>→ </text:span><text:span text:style-name="T29">70</text:span><text:span text:style-name="T28">mg/</text:span><text:span text:style-name="T29">7 </text:span><text:span text:style-name="T28">L</text:span></text:p>
      <text:p text:style-name="P22"><text:span text:style-name="T30"><text:s text:c="2"/>( </text:span><text:span text:style-name="T27">for F+ maintenance )</text:span></text:p>
      <text:p text:style-name="P24"><text:span text:style-name="T14"><text:s text:c="2"/></text:span><text:span text:style-name="T12">Chloramphenicol <text:s/></text:span><text:span text:style-name="T17">(</text:span><text:span text:style-name="T18">either, but </text:span><text:span text:style-name="T17">ethanol </text:span><text:span text:style-name="T18">better</text:span><text:span text:style-name="T17">)</text:span><text:span text:style-name="T12">: <text:s/></text:span><text:span text:style-name="T15">25ug/mL → 25mg/L → </text:span><text:span text:style-name="T16">175</text:span><text:span text:style-name="T15">mg/</text:span><text:span text:style-name="T16">7 </text:span><text:span text:style-name="T15">L </text:span></text:p>
      <text:p text:style-name="P9"><text:span text:style-name="T19"><text:s text:c="2"/>Carbenicillin </text:span><text:span text:style-name="T24"><text:s/></text:span><text:span text:style-name="T23">(water)</text:span><text:span text:style-name="T24"> </text:span><text:span text:style-name="T19">: <text:s/></text:span><text:span text:style-name="T31">60ug/mL → 60mg/L → 420mg/7 L </text:span></text:p>
      <text:p text:style-name="P8"/>
      <text:p text:style-name="P20"><text:s text:c="2"/>Glucose <text:span text:style-name="T26">175</text:span>mL 20% by weight = .45% in <text:span text:style-name="T26">7</text:span> L <text:span text:style-name="T33">(27mM)</text:span></text:p>
      <text:p text:style-name="P20"/>
      <text:p text:style-name="P19"/>
      <text:p text:style-name="P4">HG-Selection Run in EvoStat: <text:s/><text:span text:style-name="T6"> </text:span><text:span text:style-name="T7">repeat of the previous run but with better </text:span><text:span text:style-name="T8">flow </text:span><text:span text:style-name="T7">control.</text:span></text:p>
      <text:p text:style-name="P26"/>
      <text:p text:style-name="P26"/>
      <text:p text:style-name="P6"><text:span text:style-name="T9">Cells: <text:s text:c="2"/></text:span><text:span text:style-name="T11">JW5856:t3trxA:MP6</text:span></text:p>
      <text:p text:style-name="P7"><text:span text:style-name="T9">Phage: </text:span><text:span text:style-name="T10"><text:s/>M13T7rnaP</text:span></text:p>
      <text:p text:style-name="P6"><text:span text:style-name="T8">Ref: </text:span><text:span text:style-name="T7">Jiarui’s lab report of Nov 13.</text:span></text:p>
      <text:list xml:id="list878172006" text:style-name="L1">
        <text:list-item>
          <text:p text:style-name="P27">Grow <text:span text:style-name="T35">JW5856</text:span>+MP6 to 0.5 OD in chamber 1.</text:p>
        </text:list-item>
        <text:list-item>
          <text:p text:style-name="P27">Transfer 40 ml from chamber 1 to lagoon</text:p>
        </text:list-item>
        <text:list-item>
          <text:p text:style-name="P27">Add sufficient arabinose to bring the lagoon to 0.3% arabinose</text:p>
        </text:list-item>
        <text:list-item>
          <text:p text:style-name="P27">?? alternative here is to use ATc at 30 ng/ml</text:p>
        </text:list-item>
        <text:list-item>
          <text:p text:style-name="P27">Add M13RNAP to the lagoon at an MOI of about <text:span text:style-name="T35">1.0 (</text:span>previously used 0.5)</text:p>
        </text:list-item>
        <text:list-item>
          <text:p text:style-name="P27">Start the run with flow through the lagoon at 30 ml per hour</text:p>
        </text:list-item>
      </text:list>
      <text:p text:style-name="P2"/>
      <text:p text:style-name="P3">Autoclave nutrient (LB) twice over the weekend, added Kanam<text:span text:style-name="T35">ycin, Tetracyline, Carbe</text:span>nicillin, Chloro<text:span text:style-name="T35">phenicol</text:span>, <text:span text:style-name="T35">and </text:span>25mM Glucose (<text:span text:style-name="T35">175</text:span>mL of 20% by weight <text:span text:style-name="T35">for 7L</text:span>). <text:s/></text:p>
      <text:p text:style-name="P3"/>
      <text:p text:style-name="P5">Inoculate with cells Sunday Evening</text:p>
      <text:p text:style-name="P5">Infect with Phage Monday.</text:p>
      <text:p text:style-name="P5"/>
      <text:p text:style-name="P3"><text:span text:style-name="T5">[ Previous run had o</text:span>ne day sterility test, <text:span text:style-name="T5">room t</text:span>emperature, without antibiotics <text:span text:style-name="T5">]</text:span></text:p>
      <text:p text:style-name="P30"/>
      <text:p text:style-name="P29"><text:span text:style-name="T37">JW5856-2 M13 T7 RNA pol evolution run (Jan 6 to Jan 13 or extend…)</text:span></text:p>
      <text:list xml:id="list770939556" text:style-name="WWNum1">
        <text:list-item>
          <text:p text:style-name="P32"><text:span text:style-name="T36">Pre-mutagenize M13T7RNAP:</text:span></text:p>
        </text:list-item>
      </text:list>
      <text:p text:style-name="P33"><text:span text:style-name="T36">Martha has grown M13 RNAP on S1030: MP6 in 2XYT added with tetracycline, chloramphenicol and 25mM arabinose for 5 hours, and clarified in 30 min/3.5k. The titer is 1.5E+10 pfu/ml.</text:span></text:p>
      <text:list xml:id="list225758864980609" text:continue-numbering="true" text:style-name="WWNum1">
        <text:list-item>
          <text:p text:style-name="P32"><text:span text:style-name="T36">Grow JW5856 T3-trxA+MP6 to 0.5 OD in chamber 1. </text:span></text:p>
        </text:list-item>
        <text:list-item>
          <text:p text:style-name="P32"><text:span text:style-name="T36">Transfer 40 ml from chamber 1 to lagoon.</text:span></text:p>
        </text:list-item>
        <text:list-item>
          <text:p text:style-name="P32"><text:span text:style-name="T36">Add sufficient arabinose to bring the lagoon to 0.3% arabinose.</text:span></text:p>
        </text:list-item>
        <text:list-item>
          <text:p text:style-name="P32"><text:span text:style-name="T36">Add M13RNAP to the lagoon at an MOI of about 1.0. </text:span></text:p>
        </text:list-item>
        <text:list-item>
          <text:p text:style-name="P32"><text:span text:style-name="T36">Make the virus and JW5856 cells incubate for 1. 5 hours in the lagoon.</text:span></text:p>
        </text:list-item>
        <text:list-item>
          <text:p text:style-name="P32"><text:span text:style-name="T36">Start the run with flow through the lagoon at 30 ml per hour.</text:span></text:p>
        </text:list-item>
        <text:list-item>
          <text:p text:style-name="P32"><text:span text:style-name="T36">Make the run continuously for at least 7 days. Every day, take samples to check Hibit expression, plaque on S1030, JW5856-2, and JW5856-2 MP6+T3 trxA. </text:span></text:p>
        </text:list-item>
        <text:list-item>
          <text:p text:style-name="P31"><text:span text:style-name="T36">When we see big increase for Hibit expression, or many plaques on S1030 and/or JW5856 MP6+T3 trxA, extract DNA from M13 RNAP, and do sequencing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Source Code Pro Black" svg:font-family="'Source Code Pro Black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shall Edgell</meta:initial-creator>
    <meta:editing-cycles>57</meta:editing-cycles>
    <meta:creation-date>2017-11-18T21:46:00</meta:creation-date>
    <dc:date>2019-01-09T22:57:58.301157399</dc:date>
    <meta:editing-duration>PT6H36M37S</meta:editing-duration>
    <meta:generator>LibreOffice/5.4.1.2$Linux_x86 LibreOffice_project/ea7cb86e6eeb2bf3a5af73a8f7777ac570321527</meta:generator>
    <meta:print-date>2017-11-21T13:27:40.559806477</meta:print-date>
    <meta:document-statistic meta:table-count="0" meta:image-count="0" meta:object-count="0" meta:page-count="1" meta:paragraph-count="44" meta:word-count="444" meta:character-count="2461" meta:non-whitespace-character-count="19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